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FreeSans1" svg:font-family="FreeSans" style:font-family-generic="swiss"/>
    <style:font-face style:name="Droid Sans Fallback1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size="10pt" fo:language="es" fo:country="ES" style:font-size-asian="10pt" style:font-size-complex="10pt"/>
    </style:style>
    <style:style style:name="P5" style:family="paragraph" style:parent-style-name="Standard">
      <style:text-properties fo:text-transform="uppercase" fo:font-weight="bold" style:font-weight-asian="bold"/>
    </style:style>
    <style:style style:name="P6" style:family="paragraph" style:parent-style-name="Standard">
      <style:text-properties fo:text-transform="uppercase" fo:font-size="10pt" style:font-size-asian="10pt" style:font-size-complex="10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2pt" fo:language="es" fo:country="ES" style:font-size-asian="12pt" style:font-size-complex="12pt"/>
    </style:style>
    <style:style style:name="T4" style:family="text">
      <style:text-properties fo:font-size="12pt" fo:language="es" fo:country="ES" fo:font-weight="bold" style:font-size-asian="12pt" style:font-weight-asian="bold" style:font-size-complex="12pt"/>
    </style:style>
    <style:style style:name="T5" style:family="text">
      <style:text-properties fo:text-transform="uppercase" fo:font-size="12pt" fo:language="es" fo:country="ES" fo:font-weight="bold" style:font-size-asian="12pt" style:font-weight-asian="bold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RGANIZACIÓN DEL TRABAJO FINAL </text:p>
      <text:p text:style-name="P1">DEL SERVICIO COMUNITARIO</text:p>
      <text:p text:style-name="P1"/>
      <text:p text:style-name="P2">El Estudiante al culminar un Proyecto de Servicio Comunitario, <text:s/>debe entregar en la coordinación de Cooperación Técnica y Desarrollo Social un informe, (versión CD o subir en PDF al sistema beta) acerca de su participación en dicho Proyecto, el mismo debe estar organizado de la siguiente manera </text:p>
      <text:p text:style-name="Standard"/>
      <text:p text:style-name="P3">1) PORTADA Y PÁGINA DE TÍTULO </text:p>
      <text:p text:style-name="P3"/>
      <text:p text:style-name="P2">La portada debe contener el membrete; nombre de la universidad y coordinación pertinente, el título del trabajo, el nombre del estudiante, el tutor Institucional y representante de la comunidad <text:s/>y la fecha de culminación, <text:s/>de la realización del Servicio Comunitario </text:p>
      <text:p text:style-name="P3"/>
      <text:p text:style-name="P3">2) INTRODUCCIÓN.</text:p>
      <text:p text:style-name="Standard"/>
      <text:p text:style-name="Standard"><text:span text:style-name="T1">3) JUSTIFICACIÓN DEL SERVICIO COMUNITARIO </text:span>(Importancia de realizar el Servicio Comunitario en dicho proyecto)</text:p>
      <text:p text:style-name="Standard"/>
      <text:p text:style-name="P3">4) DESCRIPCIÓN DEL PROBLEMA </text:p>
      <text:p text:style-name="Standard"/>
      <text:p text:style-name="Standard">4.1 Descripción de la comunidad</text:p>
      <text:p text:style-name="Standard">4.2 Antecedentes del proyecto.</text:p>
      <text:p text:style-name="Standard"><text:s/></text:p>
      <text:p text:style-name="P3">5) DESARROLLO DEL PROYECTO</text:p>
      <text:p text:style-name="P4"/>
      <text:p text:style-name="Standard"><text:span text:style-name="T2">5.1) Titulo Del Proyecto</text:span></text:p>
      <text:p text:style-name="Standard"><text:span text:style-name="T2">5.2) Objetivo General</text:span></text:p>
      <text:p text:style-name="Standard"><text:span text:style-name="T2">5.3) Objetivos Específicos</text:span></text:p>
      <text:p text:style-name="Standard"><text:span text:style-name="T2">5.4) Ejecución de Actividades Realizadas. (Descripción de fechas y actividades realizadas)</text:span></text:p>
      <text:p text:style-name="P4"/>
      <text:p text:style-name="P2"><text:span text:style-name="T4">6) RELACIÓN DEL PROYECTO TRABAJADO CON LA FORMACIÓN ACADÉMICA DEL ESTUDIANTE</text:span><text:span text:style-name="T3">.</text:span><text:span text:style-name="T2"> (Descripción del aprendizaje obtenido a través de la realización del Servicio Comunitario)</text:span></text:p>
      <text:p text:style-name="P4"/>
      <text:p text:style-name="Standard"><text:span text:style-name="T5">7) CONCLUSIONES Y RECOMENDACIONES</text:span></text:p>
      <text:p text:style-name="P3"/>
      <text:p text:style-name="P5">8) Bibliografía</text:p>
      <text:p text:style-name="Standard"/>
      <text:p text:style-name="P5">9) Anexos 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/>
    <style:font-face style:name="FreeSans1" svg:font-family="FreeSans" style:font-family-generic="swiss"/>
    <style:font-face style:name="Droid Sans Fallback1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V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Normal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GANIZACIÓN DEL TRABAJO FINAL  DEL SERVICIO COMUNITARIO</dc:title>
    <meta:initial-creator>coordinador</meta:initial-creator>
    <meta:creation-date>2008-03-11T11:18:00</meta:creation-date>
    <dc:creator>Universidad Simón Bolivar</dc:creator>
    <dc:date>2008-03-27T16:08:00</dc:date>
    <meta:print-date>2008-03-11T13:36:00</meta:print-date>
    <meta:editing-cycles>5</meta:editing-cycles>
    <meta:editing-duration>PT1H57M</meta:editing-duration>
    <meta:document-statistic meta:table-count="0" meta:image-count="0" meta:object-count="0" meta:page-count="1" meta:paragraph-count="20" meta:word-count="185" meta:character-count="1275" meta:non-whitespace-character-count="1099"/>
    <meta:generator>LibreOffice/4.2.3.3$Linux_X86_64 LibreOffice_project/420m0$Build-3</meta:generator>
  </office:meta>
</office:document-meta>
</file>